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Домашнее задание</text:h>
      <text:p text:style-name="P1">Реализовать клиентскую аутентификацию и авторизацию с помощью apigateway.</text:p>
      <text:p text:style-name="P1">Добавить в приложение аутентификацию и регистрацию пользователей.<text:line-break/><text:line-break/>Реализовать сценарий "Изменение и просмотр данных в профиле клиента". <text:line-break/>Пользователь регистрируется. Заходит под собой и по определенному урлу получает данные о своем профиле. Может поменять данные в профиле. Данные профиля для чтения и редактирования не должны быть доступны другим клиентам (аутентифицированным или нет). <text:line-break/><text:line-break/>На выходе должны быть<text:line-break/>0) описание архитектурного решения и схема взаимодействия сервисов (в виде картинки)<text:line-break/>1) команда установки приложения (из helm-а или из манифестов). Обязательно указать в каком namespace нужно устанавливать. <text:line-break/>1*) команда установки api-gateway, если он отличен от nginx-ingress.<text:line-break/>2) тесты постмана, которые прогоняют сценарий: <text:line-break/>- регистрация пользователя 1<text:line-break/>- проверка, что изменение и получение профиля пользователя недоступно без логина<text:line-break/>- вход пользователя 1<text:line-break/>- изменение профиля пользователя 1<text:line-break/>- проверка, что профиль поменялся<text:line-break/>- выход* (если есть)<text:line-break/>- регистрация пользователя 2<text:line-break/>- вход пользователя 2<text:line-break/>- проверка, что пользователь2 не имеет доступа на чтение и редактирование профиля пользователя1. <text:line-break/><text:line-break/>В тестах обязательно <text:line-break/>- наличие {{baseUrl}} для урла<text:line-break/>- использование домена arch.homework в качестве initial значения {{baseUrl}}<text:line-break/>- использование сгенерированных случайно данных в сценарии<text:line-break/>- отображение данных запроса и данных ответа при запуске из командной строки с помощью newman.</text:p>
      <text:p text:style-name="P1">Рекомендуем сдать до: 14.05.2020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00:08:53.176562014</meta:creation-date>
    <dc:date>2020-06-19T01:12:58.333089255</dc:date>
    <meta:editing-duration>PT1H4M8S</meta:editing-duration>
    <meta:editing-cycles>1</meta:editing-cycles>
    <meta:document-statistic meta:table-count="0" meta:image-count="0" meta:object-count="0" meta:page-count="1" meta:paragraph-count="4" meta:word-count="203" meta:character-count="1515" meta:non-whitespace-character-count="1306"/>
    <meta:generator>LibreOffice/6.0.7.3$Linux_X86_64 LibreOffice_project/00m0$Build-3</meta:generator>
  </office:meta>
</office:document-meta>
</file>